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7cd" officeooo:paragraph-rsid="000ce7cd"/>
    </style:style>
    <style:style style:name="T1" style:family="text">
      <style:text-properties officeooo:rsid="000d93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components to I need?</text:p>
      <text:p text:style-name="P1"/>
      <text:p text:style-name="P1">Form / <text:span text:style-name="T1">formComponent</text:span>– capture user input zip code</text:p>
      <text:p text:style-name="P1"/>
      <text:p text:style-name="P1">Info Display/ <text:span text:style-name="T1">infoComponent</text:span>: Shows information based on user input zip co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22:25:49.342000000</meta:creation-date>
    <dc:date>2024-10-14T22:57:58.127000000</dc:date>
    <meta:editing-duration>PT19M44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3" meta:word-count="24" meta:character-count="150" meta:non-whitespace-character-count="129"/>
  </office:meta>
</office:document-meta>
</file>